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4516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7" office:value-type="float" office:value="8" calcext:value-type="float">
            <text:p>8</text:p>
          </table:table-cell>
          <table:table-cell table:style-name="ce42" office:value-type="string" calcext:value-type="string">
            <text:p>Запуск режима Телефон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32" table:number-columns-repeated="1019"/>
        </table:table-row>
        <table:table-row table:style-name="ro13">
          <table:table-cell table:style-name="ce47" office:value-type="float" office:value="9" calcext:value-type="float">
            <text:p>9</text:p>
          </table:table-cell>
          <table:table-cell table:style-name="ce42" office:value-type="string" calcext:value-type="string">
            <text:p>Запуск режима Групповой выз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32" office:value-type="string" calcext:value-type="string">
            <text:p>Нокорректно работает конфигуратор (неправильно формирует адреса в каких-то случаях</text:p>
          </table:table-cell>
          <table:table-cell table:style-name="ce32" table:number-columns-repeated="1018"/>
        </table:table-row>
        <table:table-row table:style-name="ro14">
          <table:table-cell table:style-name="ce47" office:value-type="float" office:value="10" calcext:value-type="float">
            <text:p>10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float" office:value="1" calcext:value-type="float">
            <text:p>1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11" calcext:value-type="float">
            <text:p>11</text:p>
          </table:table-cell>
          <table:table-cell table:style-name="ce42" office:value-type="string" calcext:value-type="string">
            <text:p>Сохранение речевых пакетов пакетов на сервере в базе данных 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0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Адаптация кода для SL1 с доработкой конфигуратора с включением в него SL1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20"/>
        </table:table-row>
        <table:table-row table:style-name="ro11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20"/>
        </table:table-row>
        <table:table-row table:style-name="ro15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7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6" table:number-rows-repeated="104855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6:34:14.6110086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2T16:55:49.178438653</dc:date>
    <meta:editing-duration>P4DT21H51M23S</meta:editing-duration>
    <meta:editing-cycles>294</meta:editing-cycles>
    <meta:document-statistic meta:table-count="6" meta:cell-count="274" meta:object-count="0"/>
    <meta:user-defined meta:name=""/>
    <meta:user-defined meta:name="qrichtext">1</meta:user-defined>
  </office:meta>
</office:document-meta>
</file>